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24cm" svg:height="1.651cm" svg:x="3.413cm" svg:y="2.143cm">
          <text:p text:style-name="P1"><text:span text:style-name="T1">Language Virtualization <text:s text:c="2"/></text:span><text:span text:style-name="T2">if</text:span><text:span text:style-name="T3">(c) t </text:span><text:span text:style-name="T2">else</text:span><text:span text:style-name="T3"> e ~&gt; ifThenElse[</text:span><text:span text:style-name="T4">T</text:span><text:span text:style-name="T3">](c,t,e)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0.889cm" svg:height="0.764cm" svg:x="10.096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4.224cm" svg:height="3.783cm" svg:x="3.413cm" svg:y="4.583cm">
          <text:p text:style-name="P4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16.46cm" svg:height="1.327cm" svg:x="3.54cm" svg:y="4.683cm">
          <draw:text-box>
            <text:p text:style-name="P5"><text:span text:style-name="T1">DSL Intrinsification <text:s text:c="2"/></text:span><text:span text:style-name="T5">val</text:span><text:span text:style-name="T6"> b: Int = valDef(a + 1) ~&gt; </text:span></text:p>
            <text:p text:style-name="P5"><text:span text:style-name="T5"><text:s text:c="52"/></text:span><text:span text:style-name="T5">val</text:span><text:span text:style-name="T6"> b: R[Int] = </text:span><text:span text:style-name="T5">this</text:span><text:span text:style-name="T6">.valDef(a + lift[Int](1))</text:span></text:p>
          </draw:text-box>
        </draw:frame>
        <draw:custom-shape draw:style-name="gr5" draw:text-style-name="P7" draw:layer="layout" svg:width="3.683cm" svg:height="2.159cm" svg:x="13.502cm" svg:y="5.953cm">
          <text:p text:style-name="P7"><text:span text:style-name="T3">Oper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3.556cm" svg:height="2.159cm" svg:x="3.821cm" svg:y="5.849cm">
          <text:p text:style-name="P7"><text:span text:style-name="T3">Constants and</text:span></text:p>
          <text:p text:style-name="P7"><text:span text:style-name="T3">Free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3.683cm" svg:height="2.159cm" svg:x="8.601cm" svg:y="5.92cm">
          <text:p text:style-name="P7"><text:span text:style-name="T3">Typ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165cm" svg:height="0.685cm" svg:x="7.409cm" svg:y="6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165cm" svg:height="0.685cm" svg:x="12.308cm" svg:y="6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jin Jovanovic</meta:initial-creator>
    <meta:creation-date>2015-09-20T21:09:30.741783301</meta:creation-date>
    <dc:date>2015-09-22T15:12:47.118367665</dc:date>
    <dc:creator>Vojin Jovanovic</dc:creator>
    <meta:editing-duration>P1DT17H47M43S</meta:editing-duration>
    <meta:editing-cycles>2</meta:editing-cycles>
    <meta:generator>LibreOffice/4.2.8.2$Linux_X86_64 LibreOffice_project/420m0$Build-2</meta:generator>
    <meta:printed-by>Vojin Jovanovic</meta:printed-by>
    <meta:print-date>2015-09-20T21:49:40.228639065</meta:print-date>
    <meta:document-statistic meta:object-count="9"/>
  </office:meta>
</office:document-meta>
</file>